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[.A3]*3*3/2/1.5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*0,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*2*8*2*0,6</text:p>
          </table:table-cell>
          <table:table-cell table:formula="of:=2*8*2*0.6/0.4" office:value-type="float" office:value="48" calcext:value-type="float">
            <text:p>48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6])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7])" office:value-type="float" office:value="120" calcext:value-type="float">
            <text:p>120</text:p>
          </table:table-cell>
          <table:table-cell office:value-type="string" calcext:value-type="string">
            <text:p>АУ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8])" office:value-type="float" office:value="120" calcext:value-type="float">
            <text:p>120</text:p>
          </table:table-cell>
          <table:table-cell office:value-type="string" calcext:value-type="string">
            <text:p>УА</text:p>
          </table:table-cell>
        </table:table-row>
        <table:table-row table:style-name="ro1">
          <table:table-cell/>
          <table:table-cell table:formula="of:=[.B16]-[.B17]-[.B18]" office:value-type="float" office:value="480" calcext:value-type="float">
            <text:p>48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z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alf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>
          <table:table-cell/>
          <table:table-cell table:formula="of:=LOG([.B25];2)" office:value-type="float" office:value="11.0292872269682" calcext:value-type="float">
            <text:p>11,0292872269682</text:p>
          </table:table-cell>
          <table:table-cell/>
        </table:table-row>
        <table:table-row table:style-name="ro1">
          <table:table-cell/>
          <table:table-cell table:formula="of:=ROUNDUP([.B26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formula="of:=[.B27]*[.B24]" office:value-type="float" office:value="1284" calcext:value-type="float">
            <text:p>1284</text:p>
          </table:table-cell>
          <table:table-cell/>
        </table:table-row>
        <table:table-row table:style-name="ro1">
          <table:table-cell/>
          <table:table-cell table:formula="of:=[.B28]/8" office:value-type="float" office:value="160.5" calcext:value-type="float">
            <text:p>160,5</text:p>
          </table:table-cell>
          <table:table-cell/>
        </table:table-row>
        <table:table-row table:style-name="ro1">
          <table:table-cell/>
          <table:table-cell table:formula="of:=ROUNDUP([.B29])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kol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/>
          <table:table-cell table:formula="of:=[.B30]*[.B31]" office:value-type="float" office:value="5275648" calcext:value-type="float">
            <text:p>5275648</text:p>
          </table:table-cell>
          <table:table-cell/>
        </table:table-row>
        <table:table-row table:style-name="ro1">
          <table:table-cell/>
          <table:table-cell table:formula="of:=[.B32]/1024" office:value-type="float" office:value="5152" calcext:value-type="float">
            <text:p>51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17:10:08.764000000</meta:creation-date>
    <meta:generator>LibreOffice/7.4.3.2$Windows_X86_64 LibreOffice_project/1048a8393ae2eeec98dff31b5c133c5f1d08b890</meta:generator>
    <dc:date>2023-02-14T18:27:40.592000000</dc:date>
    <meta:editing-duration>PT1H17M33S</meta:editing-duration>
    <meta:editing-cycles>2</meta:editing-cycles>
    <meta:document-statistic meta:table-count="1" meta:cell-count="31" meta:object-count="0"/>
  </office:meta>
</office:document-meta>
</file>